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500004D1D000039F94B51DD7B.svm"/>
  <manifest:file-entry manifest:media-type="" manifest:full-path="Pictures/2000004B00004D1D000039F960DC6DF9.svm"/>
  <manifest:file-entry manifest:media-type="" manifest:full-path="Pictures/2000006D00004D2D000039F9813F4AB5.svm"/>
  <manifest:file-entry manifest:media-type="" manifest:full-path="Pictures/2000007500004D2D000039F9237F3702.svm"/>
  <manifest:file-entry manifest:media-type="" manifest:full-path="Pictures/2000007200004D2D000039F9271E11D8.svm"/>
  <manifest:file-entry manifest:media-type="" manifest:full-path="Pictures/2000006500004D2D000039F99845A75E.svm"/>
  <manifest:file-entry manifest:media-type="" manifest:full-path="Pictures/2000004D00004D1D000039F9B29F79E5.svm"/>
  <manifest:file-entry manifest:media-type="" manifest:full-path="Pictures/2000006900004D2D000039F9C7988184.svm"/>
  <manifest:file-entry manifest:media-type="" manifest:full-path="Pictures/2000004C00004D1D000039F9C3CD0FBE.svm"/>
  <manifest:file-entry manifest:media-type="" manifest:full-path="Pictures/2000005500004D2D000039F932DF0F2E.svm"/>
  <manifest:file-entry manifest:media-type="" manifest:full-path="Pictures/2000005F00004D2D000039F93FE4B976.svm"/>
  <manifest:file-entry manifest:media-type="" manifest:full-path="Pictures/2000004D00004D2D000039F944645C76.svm"/>
  <manifest:file-entry manifest:media-type="" manifest:full-path="Pictures/2000005F00004D1D000039F94FE2649E.svm"/>
  <manifest:file-entry manifest:media-type="" manifest:full-path="Pictures/2000005500004D1D000039F98091FBE3.svm"/>
  <manifest:file-entry manifest:media-type="" manifest:full-path="Pictures/2000005D00004D1D000039F9794B6D3B.svm"/>
  <manifest:file-entry manifest:media-type="" manifest:full-path="Pictures/2000005500004D1D000039F928BCAF6D.svm"/>
  <manifest:file-entry manifest:media-type="" manifest:full-path="Pictures/2000005800004D2D000039F9C1A8457D.svm"/>
  <manifest:file-entry manifest:media-type="" manifest:full-path="Pictures/2000006500004D2D000039F965BB167F.svm"/>
  <manifest:file-entry manifest:media-type="" manifest:full-path="Pictures/20000F4D00004D1D000039F980155A5E.svm"/>
  <manifest:file-entry manifest:media-type="" manifest:full-path="Pictures/2000005500004D2D000039F9ADF71B9B.svm"/>
  <manifest:file-entry manifest:media-type="" manifest:full-path="Pictures/2000004B00004D1D000039F9EF07ACB7.svm"/>
  <manifest:file-entry manifest:media-type="" manifest:full-path="Pictures/2000004900004D2D000039F91D99250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414" svg:font-family="font414" style:font-family-generic="system" style:font-pitch="variable"/>
  </office:font-face-decls>
  <office:automatic-styles>
    <style:style style:name="Tabela1" style:family="table">
      <style:table-properties style:width="14.619cm" table:align="left" style:writing-mode="lr-tb"/>
    </style:style>
    <style:style style:name="Tabela1.A" style:family="table-column">
      <style:table-column-properties style:column-width="7.325cm"/>
    </style:style>
    <style:style style:name="Tabela1.B" style:family="table-column">
      <style:table-column-properties style:column-width="7.294cm"/>
    </style:style>
    <style:style style:name="Tabela1.1" style:family="table-row">
      <style:table-row-properties style:min-row-height="0.695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4.619cm" table:align="left" style:writing-mode="lr-tb"/>
    </style:style>
    <style:style style:name="Tabela2.A" style:family="table-column">
      <style:table-column-properties style:column-width="7.325cm"/>
    </style:style>
    <style:style style:name="Tabela2.B" style:family="table-column">
      <style:table-column-properties style:column-width="7.294cm"/>
    </style:style>
    <style:style style:name="Tabela2.1" style:family="table-row">
      <style:table-row-properties style:min-row-height="0.695cm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4.619cm" table:align="left" style:writing-mode="lr-tb"/>
    </style:style>
    <style:style style:name="Tabela3.A" style:family="table-column">
      <style:table-column-properties style:column-width="7.325cm"/>
    </style:style>
    <style:style style:name="Tabela3.B" style:family="table-column">
      <style:table-column-properties style:column-width="7.294cm"/>
    </style:style>
    <style:style style:name="Tabela3.1" style:family="table-row">
      <style:table-row-properties style:min-row-height="0.695cm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4.619cm" table:align="left" style:writing-mode="lr-tb"/>
    </style:style>
    <style:style style:name="Tabela4.A" style:family="table-column">
      <style:table-column-properties style:column-width="7.325cm"/>
    </style:style>
    <style:style style:name="Tabela4.B" style:family="table-column">
      <style:table-column-properties style:column-width="7.294cm"/>
    </style:style>
    <style:style style:name="Tabela4.1" style:family="table-row">
      <style:table-row-properties style:min-row-height="0.695cm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4.619cm" table:align="left" style:writing-mode="lr-tb"/>
    </style:style>
    <style:style style:name="Tabela5.A" style:family="table-column">
      <style:table-column-properties style:column-width="7.325cm"/>
    </style:style>
    <style:style style:name="Tabela5.B" style:family="table-column">
      <style:table-column-properties style:column-width="7.294cm"/>
    </style:style>
    <style:style style:name="Tabela5.1" style:family="table-row">
      <style:table-row-properties style:min-row-height="0.695cm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619cm" table:align="left" style:writing-mode="lr-tb"/>
    </style:style>
    <style:style style:name="Tabela6.A" style:family="table-column">
      <style:table-column-properties style:column-width="7.325cm"/>
    </style:style>
    <style:style style:name="Tabela6.B" style:family="table-column">
      <style:table-column-properties style:column-width="7.294cm"/>
    </style:style>
    <style:style style:name="Tabela6.1" style:family="table-row">
      <style:table-row-properties style:min-row-height="0.695cm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4.619cm" table:align="left" style:writing-mode="lr-tb"/>
    </style:style>
    <style:style style:name="Tabela7.A" style:family="table-column">
      <style:table-column-properties style:column-width="7.325cm"/>
    </style:style>
    <style:style style:name="Tabela7.B" style:family="table-column">
      <style:table-column-properties style:column-width="7.294cm"/>
    </style:style>
    <style:style style:name="Tabela7.1" style:family="table-row">
      <style:table-row-properties style:min-row-height="0.695cm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Footer" style:master-page-name="">
      <style:paragraph-properties fo:text-align="end" style:justify-single-word="false"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Courier New" fo:font-size="10pt" fo:language="en" fo:country="US" style:letter-kerning="true" style:font-name-asian="Courier New" style:font-size-asian="10pt" style:language-asian="en" style:country-asian="US" style:font-name-complex="Courier New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228b22" style:font-name="Courier New" fo:font-size="10pt" fo:language="en" fo:country="US" style:letter-kerning="true" style:font-name-asian="Courier New" style:font-size-asian="10pt" style:language-asian="en" style:country-asian="US" style:font-name-complex="Courier New" style:font-size-complex="10pt"/>
    </style:style>
    <style:style style:name="P7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Courier" fo:font-size="16pt" fo:language="en" fo:country="US" style:letter-kerning="true" style:font-name-asian="Times New Roman1" style:font-size-asian="16pt" style:language-asian="en" style:country-asian="US" style:font-name-complex="Courier1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Courier" fo:font-size="6pt" fo:language="en" fo:country="US" style:letter-kerning="true" style:font-name-asian="Times New Roman1" style:font-size-asian="6pt" style:language-asian="en" style:country-asian="US" style:font-name-complex="Courier1" style:font-size-complex="6pt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28pt" style:font-size-asian="28pt"/>
    </style:style>
    <style:style style:name="P11" style:family="paragraph" style:parent-style-name="Standard">
      <style:paragraph-properties fo:text-align="center" style:justify-single-word="false"/>
      <style:text-properties fo:font-size="28pt" style:font-name-asian="Calibri1" style:font-size-asian="28pt" style:font-name-complex="Calibri1" style:font-size-complex="28pt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text-properties fo:font-size="16pt" style:font-size-asian="16pt"/>
    </style:style>
    <style:style style:name="P1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24pt" style:font-size-asian="24pt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ext_20_body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Cambria"/>
    </style:style>
    <style:style style:name="P26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margin-left="0.762cm" fo:margin-right="0cm" fo:text-indent="0.026cm" style:auto-text-indent="false"/>
    </style:style>
    <style:style style:name="P29" style:family="paragraph" style:parent-style-name="Text_20_body">
      <style:paragraph-properties fo:margin-left="0.762cm" fo:margin-right="0cm" fo:text-indent="0.026cm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Heading_20_1" style:list-style-name="WWNum1">
      <style:text-properties style:font-name="Cambria"/>
    </style:style>
    <style:style style:name="P35" style:family="paragraph" style:parent-style-name="Heading_20_1" style:list-style-name="WWNum1">
      <style:paragraph-properties fo:margin-left="0cm" fo:margin-right="0cm" fo:text-indent="0cm" style:auto-text-indent="false"/>
      <style:text-properties style:font-name="Cambria"/>
    </style:style>
    <style:style style:name="P36" style:family="paragraph" style:parent-style-name="Heading_20_1" style:list-style-name="WWNum1">
      <style:paragraph-properties fo:break-before="page"/>
      <style:text-properties style:font-name="Cambria"/>
    </style:style>
    <style:style style:name="P37" style:family="paragraph" style:parent-style-name="Heading_20_1" style:list-style-name="WWNum1" style:master-page-name="Converted3">
      <style:paragraph-properties style:page-number="auto" fo:break-before="page"/>
      <style:text-properties style:font-name="Cambria"/>
    </style:style>
    <style:style style:name="P38" style:family="paragraph" style:parent-style-name="Table_20_Contents">
      <style:paragraph-properties fo:margin-top="0cm" fo:margin-bottom="0cm"/>
    </style:style>
    <style:style style:name="P39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40" style:family="paragraph" style:parent-style-name="Table_20_Contents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size-asian="10pt" style:font-size-complex="10pt"/>
    </style:style>
    <style:style style:name="T3" style:family="text">
      <style:text-properties style:font-name="Cambria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latório -Trabalho Prático 4</text:p>
      <text:p text:style-name="P10"/>
      <text:p text:style-name="P10"/>
      <text:p text:style-name="P11">Redes Neuronais na Previsão de Ataques Epilépticos</text:p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6">Realizado por:</text:p>
      <text:p text:style-name="P14">2009109673 – Daniel Frutuoso</text:p>
      <text:p text:style-name="P14">2009111924 – Igor Cruz</text:p>
      <text:p text:style-name="P14">Grupo 4</text:p>
      <text:p text:style-name="P13"/>
      <text:p text:style-name="P13"/>
      <text:p text:style-name="P18">Faculdade de Ciências e Tecnologias da UC</text:p>
      <text:p text:style-name="P15">Departamento de Engenharia Informática</text:p>
      <text:p text:style-name="P19">Coimbra, 31 de Novembro de 2012</text:p>
      <text:list xml:id="list33596669" text:style-name="WWNum1">
        <text:list-item>
          <text:h text:style-name="P34" text:outline-level="1"><text:soft-page-break/>Introdução</text:h>
        </text:list-item>
      </text:list>
      <text:p text:style-name="P3"/>
      <text:p text:style-name="P9"><text:tab/>Neste trabalho pretende-se testar várias arquitecturas e características de redes neuronais e saber qual a melhor configuração para a previsão de ataques epilépticos perante os dados reais, fornecidos pelo Docente.</text:p>
      <text:p text:style-name="P9"><text:tab/>No fase posterior, pretende-se ainda escolher um sub-conjunto mais <text:s/>pequeno de sensores com as melhores características de forma a limitar a quantidade de sensores que o paciente teria de utilizar numa implementação real para utilização no dia-a-dia.</text:p>
      <text:list xml:id="list37582830" text:continue-numbering="true" text:style-name="WWNum1">
        <text:list-item>
          <text:h text:style-name="P37" text:outline-level="1">Separação de Dados</text:h>
        </text:list-item>
      </text:list>
      <text:p text:style-name="P25"/>
      <text:p text:style-name="P4"><text:span text:style-name="T1"><text:tab/></text:span><text:span text:style-name="T2">Para a realização deste trabalho os dados de input foram analisados e separados pelo script <text:s/></text:span><text:span text:style-name="T3">tp4.m</text:span><text:span text:style-name="T2"> da seguinte forma:</text:span></text:p>
      <text:p text:style-name="P24"/>
      <text:p text:style-name="P24"><text:tab/>1 - <text:s/>Contagem do número total de crises presentes no ficheiro;</text:p>
      <text:p text:style-name="P24"><text:tab/>2 – Eliminação uma parte do inter-ictal, ficando com apenas 100 pontos antecedentes a um pre-ictal de forma a que as classes fiquem equilibradas.</text:p>
      <text:p text:style-name="P24"><text:tab/>2 – Criação de matriz treino com 70% das crises</text:p>
      <text:p text:style-name="P24"><text:tab/>3 – Criação de matriz teste com 15% das crises</text:p>
      <text:p text:style-name="P24"><text:tab/>4 – Criação de matriz validação com 15% das crises</text:p>
      <text:p text:style-name="P24"/>
      <text:p text:style-name="P24"><text:tab/>Note-se que devido ao elevado número de dados existentes para o período inter-ictal, decidímos atribuir apenas os 100 pontos antecedentes a cada período pre-ictal para cada crise. Para além disso, decídimos ainda ignorar a primeira crise, visto que a recolha de dados do nosso paciente começava num período pre-ictal e não inter-ictal.</text:p>
      <text:p text:style-name="P26"><text:tab/>O scrit tp4.m é ainda utilizado para escolher quais os melhores sensores a utilizar como input. Após análise dos valores de input chegamos à conclusão de que esses sensores seriam 5, 27, 49, <text:s/>71, 93, 115.</text:p>
      <text:p text:style-name="P31"><draw:frame draw:style-name="fr1" draw:name="objectos gráficos13" text:anchor-type="paragraph" svg:width="11.171cm" svg:height="8.398cm" draw:z-index="0"><draw:image xlink:href="Pictures/20000F4D00004D1D000039F980155A5E.svm" xlink:type="simple" xlink:show="embed" xlink:actuate="onLoad"/></draw:frame></text:p>
      <text:p text:style-name="P32"><text:tab/>O gráfico reprensenta a azul uma sobreposição dos valores obtidos pelos sensores durante os estados pré-ictais. Na instersecção das linhas vermelhas com as azuis podemos verificar os valores dos sensores escolhidos como óptimos, referidos acima.</text:p>
      <text:p text:style-name="P29"/>
      <text:p text:style-name="P28"><text:span text:style-name="T5"/></text:p>
      <text:list xml:id="list37575208" text:continue-numbering="true" text:style-name="WWNum1">
        <text:list-item>
          <text:h text:style-name="P35" text:outline-level="1"><text:soft-page-break/>Fase I – Utilização de 132 inputs</text:h>
        </text:list-item>
      </text:list>
      <text:p text:style-name="P30"><text:span text:style-name="T1"><text:tab/></text:span></text:p>
      <text:p text:style-name="P4"><text:tab/>Numa primeira fase do trabalho utilizamos toda a informação presente no input, isto é utilizamos os 132 sensores para construção de uma rede neuronal capaz de prever ataque epilépticos.</text:p>
      <text:p text:style-name="P4"><text:tab/>A utilização desta quantidade de inputs leva a um desempenho bastante lento por parte das redes neuronais havendo mesmo algumas que demora horas a treinar.</text:p>
      <text:p text:style-name="P4"><text:tab/>Os dados de input foram normalizados no intervalo [-1 1] de forma a atenuar o ruído.</text:p>
      <text:p text:style-name="P4"><text:tab/>Para avaliação do desempenho da nossa rede utilizámos várias métricas de entre elas decidimos elaborar gráficos comparativos entre os outputs desejados (a vermelho) e o output da rede(a verde). Note-se que no eixo das abcissas, os valores de 1 a 4 representam os estados do paciente, por exemplo estado 1 significa período inter-ictal e estado 2 significa pre-ictal. No eixo das ordenadas encontram-se representados os instantes temporais.</text:p>
      <text:p text:style-name="Text_20_body"><text:tab/></text:p>
      <text:p text:style-name="P33"><text:span text:style-name="T4"><text:tab/>Rede FeedForward</text:span></text:p>
      <text:p text:style-name="P4"><text:span text:style-name="T4"><text:tab/></text:span><text:span text:style-name="T7">1 C</text:span><text:span text:style-name="T6">amada escondida com 5 neurónios , função de treino 'traingdx', função de performance 'mse', erro médio quadrático.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1.A2" office:value-type="string">
            <text:p text:style-name="P38"><draw:frame draw:style-name="fr2" draw:name="objectos gráficos1" text:anchor-type="paragraph" svg:width="7.131cm" svg:height="5.36cm" draw:z-index="1"><draw:image xlink:href="Pictures/2000004B00004D1D000039F9EF07ACB7.svm" xlink:type="simple" xlink:show="embed" xlink:actuate="onLoad"/></draw:frame></text:p>
          </table:table-cell>
          <table:table-cell table:style-name="Tabela1.B2" office:value-type="string">
            <text:p text:style-name="P38"/>
            <text:p text:style-name="P39"/>
            <text:p text:style-name="P39">Precisão do Classificador : 0.5535</text:p>
            <text:p text:style-name="P39">Sensibilidade : <text:s/>0.7283</text:p>
            <text:p text:style-name="P39">Especificidade : 0.8590</text:p>
          </table:table-cell>
        </table:table-row>
        <table:table-row>
          <table:table-cell table:style-name="Tabela1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1.A2" office:value-type="string">
            <text:p text:style-name="P38"><draw:frame draw:style-name="fr2" draw:name="objectos gráficos2" text:anchor-type="paragraph" svg:width="7.131cm" svg:height="5.36cm" draw:z-index="2"><draw:image xlink:href="Pictures/2000005500004D1D000039F98091FBE3.svm" xlink:type="simple" xlink:show="embed" xlink:actuate="onLoad"/></draw:frame></text:p>
          </table:table-cell>
          <table:table-cell table:style-name="Tabela1.B2" office:value-type="string">
            <text:p text:style-name="P38"/>
            <text:p text:style-name="P38"/>
            <text:p text:style-name="P39">Precisão do Classificador : 0.4756</text:p>
            <text:p text:style-name="P39">Sensibilidade : <text:s/>0.6367</text:p>
            <text:p text:style-name="P39">Especificidade : 0.8485</text:p>
          </table:table-cell>
        </table:table-row>
        <table:table-row>
          <table:table-cell table:style-name="Tabela1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1.A2" office:value-type="string">
            <text:p text:style-name="P38"><draw:frame draw:style-name="fr3" draw:name="objectos gráficos3" text:anchor-type="paragraph" svg:x="0cm" svg:y="0cm" svg:width="7.131cm" svg:height="5.36cm" draw:z-index="3"><draw:image xlink:href="Pictures/2000004D00004D1D000039F9B29F79E5.svm" xlink:type="simple" xlink:show="embed" xlink:actuate="onLoad"/></draw:frame></text:p>
          </table:table-cell>
          <table:table-cell table:style-name="Tabela1.B2" office:value-type="string">
            <text:p text:style-name="P38"/>
            <text:p text:style-name="P38"/>
            <text:p text:style-name="P39">Precisão do Classificador : 0.5516</text:p>
            <text:p text:style-name="P39">Sensibilidade : <text:s/>0.9227</text:p>
            <text:p text:style-name="P39">Especificidade : 0.9862</text:p>
          </table:table-cell>
        </table:table-row>
        <table:table-row>
          <table:table-cell table:style-name="Tabela1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41">Como podemos observar o desempenho ficou muito a quem das expectativas, errou muitos casos no ficheiro de teste e a rede ficou muito confusa com o ficheiro de treino.</text:p>
            <text:p text:style-name="P41">Ainda assim vamos tentar outra função de treino com apenas 5 neurónios.</text:p>
          </table:table-cell>
          <table:covered-table-cell/>
        </table:table-row>
      </table:table>
      <text:p text:style-name="P23"><text:span text:style-name="T4">Rede FeedForward</text:span></text:p>
      <text:p text:style-name="Text_20_body"><text:span text:style-name="T4"><text:tab/></text:span><text:span text:style-name="T7">1 C</text:span><text:span text:style-name="T6">amada escondida com 5 neurónios , função de treino 'trainlm', função de performance 'mse', erro médio quadrático.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5.A2" office:value-type="string">
            <text:p text:style-name="P38"><draw:frame draw:style-name="fr5" draw:name="objectos gráficos23" text:anchor-type="paragraph" svg:width="7.131cm" svg:height="5.357cm" draw:z-index="13"><draw:image xlink:href="Pictures/2000006500004D2D000039F99845A75E.svm" xlink:type="simple" xlink:show="embed" xlink:actuate="onLoad"/></draw:frame></text:p>
          </table:table-cell>
          <table:table-cell table:style-name="Tabela5.B2" office:value-type="string">
            <text:p text:style-name="P38"/>
            <text:p text:style-name="P39"/>
            <text:p text:style-name="P39">Precisão do Classificador : 0.7952</text:p>
            <text:p text:style-name="P39">Sensibilidade : <text:s/>0.4920</text:p>
            <text:p text:style-name="P39">Especificidade : 0.5613</text:p>
          </table:table-cell>
        </table:table-row>
        <table:table-row>
          <table:table-cell table:style-name="Tabela5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5.A2" office:value-type="string">
            <text:p text:style-name="P38"><draw:frame draw:style-name="fr5" draw:name="objectos gráficos24" text:anchor-type="paragraph" svg:width="7.131cm" svg:height="5.357cm" draw:z-index="14"><draw:image xlink:href="Pictures/2000005F00004D2D000039F93FE4B976.svm" xlink:type="simple" xlink:show="embed" xlink:actuate="onLoad"/></draw:frame></text:p>
          </table:table-cell>
          <table:table-cell table:style-name="Tabela5.B2" office:value-type="string">
            <text:p text:style-name="P38"/>
            <text:p text:style-name="P38"/>
            <text:p text:style-name="P39">Precisão do Classificador : 0.5122</text:p>
            <text:p text:style-name="P39">Sensibilidade : <text:s/>0.4686</text:p>
            <text:p text:style-name="P39">Especificidade : 0.5965</text:p>
          </table:table-cell>
        </table:table-row>
        <table:table-row>
          <table:table-cell table:style-name="Tabela5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5.A2" office:value-type="string">
            <text:p text:style-name="P38"><draw:frame draw:style-name="fr5" draw:name="objectos gráficos25" text:anchor-type="paragraph" svg:width="7.131cm" svg:height="5.357cm" draw:z-index="15"><draw:image xlink:href="Pictures/2000006D00004D2D000039F9813F4AB5.svm" xlink:type="simple" xlink:show="embed" xlink:actuate="onLoad"/></draw:frame></text:p>
          </table:table-cell>
          <table:table-cell table:style-name="Tabela5.B2" office:value-type="string">
            <text:p text:style-name="P38"/>
            <text:p text:style-name="P38"/>
            <text:p text:style-name="P39">Precisão do Classificador : 0.2006</text:p>
            <text:p text:style-name="P39">Sensibilidade : <text:s/>0.0307</text:p>
            <text:p text:style-name="P39">Especificidade : 0</text:p>
          </table:table-cell>
        </table:table-row>
        <table:table-row>
          <table:table-cell table:style-name="Tabela5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5.B2" table:number-columns-spanned="2" office:value-type="string">
            <text:p text:style-name="P41">Com a função 'trainlm' o desempenho diminuiu drasticamente pelo que optámos por continuar a utilizar o trangdx.</text:p>
          </table:table-cell>
          <table:covered-table-cell/>
        </table:table-row>
      </table:table>
      <text:p text:style-name="Text_20_body"><text:span text:style-name="T4"><text:tab/></text:span></text:p>
      <text:p text:style-name="Text_20_body"><text:soft-page-break/><text:span text:style-name="T4">Rede FeedForward</text:span></text:p>
      <text:p text:style-name="P4"><text:span text:style-name="T4"><text:tab/></text:span><text:span text:style-name="T7">1 C</text:span><text:span text:style-name="T6">amada escondida com 10 neurónios , função de treino 'traingdx', função de performance 'mse', erro médio quadrático.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2.A2" office:value-type="string">
            <text:p text:style-name="P38"><draw:frame draw:style-name="fr4" draw:name="objectos gráficos14" text:anchor-type="paragraph" svg:width="7.131cm" svg:height="5.36cm" draw:z-index="4"><draw:image xlink:href="Pictures/2000004C00004D1D000039F9C3CD0FBE.svm" xlink:type="simple" xlink:show="embed" xlink:actuate="onLoad"/></draw:frame></text:p>
          </table:table-cell>
          <table:table-cell table:style-name="Tabela2.B2" office:value-type="string">
            <text:p text:style-name="P38"/>
            <text:p text:style-name="P39"/>
            <text:p text:style-name="P39">Precisão do Classificador : <text:s/>0.5565</text:p>
            <text:p text:style-name="P39">Sensibilidade : <text:s/>0.7189</text:p>
            <text:p text:style-name="P39">Especificidade : 0.8539</text:p>
          </table:table-cell>
        </table:table-row>
        <table:table-row>
          <table:table-cell table:style-name="Tabela2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2.A2" office:value-type="string">
            <text:p text:style-name="P38"><draw:frame draw:style-name="fr4" draw:name="objectos gráficos15" text:anchor-type="paragraph" svg:width="7.131cm" svg:height="5.36cm" draw:z-index="5"><draw:image xlink:href="Pictures/2000005F00004D1D000039F94FE2649E.svm" xlink:type="simple" xlink:show="embed" xlink:actuate="onLoad"/></draw:frame></text:p>
          </table:table-cell>
          <table:table-cell table:style-name="Tabela2.B2" office:value-type="string">
            <text:p text:style-name="P38"/>
            <text:p text:style-name="P38"/>
            <text:p text:style-name="P39">Precisão do Classificador : 0.4512</text:p>
            <text:p text:style-name="P39">Sensibilidade : <text:s/>0.8918</text:p>
            <text:p text:style-name="P39">Especificidade : 0.9630</text:p>
          </table:table-cell>
        </table:table-row>
        <table:table-row>
          <table:table-cell table:style-name="Tabela2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2.A2" office:value-type="string">
            <text:p text:style-name="P38"><draw:frame draw:style-name="fr4" draw:name="objectos gráficos16" text:anchor-type="paragraph" svg:width="7.131cm" svg:height="5.36cm" draw:z-index="6"><draw:image xlink:href="Pictures/2000005500004D1D000039F928BCAF6D.svm" xlink:type="simple" xlink:show="embed" xlink:actuate="onLoad"/></draw:frame></text:p>
          </table:table-cell>
          <table:table-cell table:style-name="Tabela2.B2" office:value-type="string">
            <text:p text:style-name="P38"/>
            <text:p text:style-name="P38"/>
            <text:p text:style-name="P39">Precisão do Classificador : 0.5723</text:p>
            <text:p text:style-name="P39">Sensibilidade : <text:s/>0.8599</text:p>
            <text:p text:style-name="P39">Especificidade : 0.9773</text:p>
          </table:table-cell>
        </table:table-row>
        <table:table-row>
          <table:table-cell table:style-name="Tabela2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2.B2" table:number-columns-spanned="2" office:value-type="string">
            <text:p text:style-name="P41">Como podemos observar o desempenho continua muito fraco, as melhorias são quase nulas.</text:p>
            <text:p text:style-name="P41">Deste modo decidimos aumentar o número de camadas escondidas.</text:p>
          </table:table-cell>
          <table:covered-table-cell/>
        </table:table-row>
      </table:table>
      <text:p text:style-name="Text_20_body"/>
      <text:p text:style-name="Text_20_body"><text:soft-page-break/><text:s/><text:span text:style-name="T4"><text:tab/>Rede FeedForward</text:span></text:p>
      <text:p text:style-name="P4"><text:span text:style-name="T4"><text:tab/></text:span><text:span text:style-name="T7">2 C</text:span><text:span text:style-name="T6">amada escondida com [10 5] neurónios , função de treino 'traingdx', função de performance 'mse', erro médio quadrático.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3.A2" office:value-type="string">
            <text:p text:style-name="P38"><draw:frame draw:style-name="fr4" draw:name="objectos gráficos17" text:anchor-type="paragraph" svg:width="7.131cm" svg:height="5.36cm" draw:z-index="7"><draw:image xlink:href="Pictures/2000004B00004D1D000039F960DC6DF9.svm" xlink:type="simple" xlink:show="embed" xlink:actuate="onLoad"/></draw:frame></text:p>
          </table:table-cell>
          <table:table-cell table:style-name="Tabela3.B2" office:value-type="string">
            <text:p text:style-name="P38"/>
            <text:p text:style-name="P39"/>
            <text:p text:style-name="P39">Precisão do Classificador : <text:s/>0.5569</text:p>
            <text:p text:style-name="P39">Sensibilidade : <text:s/>0.7292</text:p>
            <text:p text:style-name="P39">Especificidade : 0.8609</text:p>
          </table:table-cell>
        </table:table-row>
        <table:table-row>
          <table:table-cell table:style-name="Tabela3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3.A2" office:value-type="string">
            <text:p text:style-name="P38"><draw:frame draw:style-name="fr4" draw:name="objectos gráficos18" text:anchor-type="paragraph" svg:width="7.131cm" svg:height="5.36cm" draw:z-index="8"><draw:image xlink:href="Pictures/2000005500004D1D000039F94B51DD7B.svm" xlink:type="simple" xlink:show="embed" xlink:actuate="onLoad"/></draw:frame></text:p>
          </table:table-cell>
          <table:table-cell table:style-name="Tabela3.B2" office:value-type="string">
            <text:p text:style-name="P38"/>
            <text:p text:style-name="P38"/>
            <text:p text:style-name="P39">Precisão do Classificador : 0.4537</text:p>
            <text:p text:style-name="P39">Sensibilidade : <text:s/>0.3984</text:p>
            <text:p text:style-name="P39">Especificidade : 0.4939</text:p>
          </table:table-cell>
        </table:table-row>
        <table:table-row>
          <table:table-cell table:style-name="Tabela3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3.A2" office:value-type="string">
            <text:p text:style-name="P38"><draw:frame draw:style-name="fr4" draw:name="objectos gráficos19" text:anchor-type="paragraph" svg:width="7.131cm" svg:height="5.36cm" draw:z-index="9"><draw:image xlink:href="Pictures/2000005D00004D1D000039F9794B6D3B.svm" xlink:type="simple" xlink:show="embed" xlink:actuate="onLoad"/></draw:frame></text:p>
          </table:table-cell>
          <table:table-cell table:style-name="Tabela3.B2" office:value-type="string">
            <text:p text:style-name="P38"/>
            <text:p text:style-name="P38"/>
            <text:p text:style-name="P39">Precisão do Classificador : 0.5988</text:p>
            <text:p text:style-name="P39">Sensibilidade : <text:s/>0.7037</text:p>
            <text:p text:style-name="P39">Especificidade : 0.7642</text:p>
          </table:table-cell>
        </table:table-row>
        <table:table-row>
          <table:table-cell table:style-name="Tabela3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3.B2" table:number-columns-spanned="2" office:value-type="string">
            <text:p text:style-name="P41">Apesar do aumento do número de camadas o desempenho foi ainda pior. Iremos então aumentar o número de neurónios em cada camada.</text:p>
            <text:p text:style-name="P41"/>
          </table:table-cell>
          <table:covered-table-cell/>
        </table:table-row>
      </table:table>
      <text:p text:style-name="Standard"><text:soft-page-break/><text:span text:style-name="T4">Rede FeedForward</text:span></text:p>
      <text:p text:style-name="P4"><text:span text:style-name="T4"><text:tab/></text:span><text:span text:style-name="T7">2 C</text:span><text:span text:style-name="T6">amada escondida com [20 10] neurónios , função de treino 'traingdx', função de performance 'mse', erro médio quadrático.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4.A2" office:value-type="string">
            <text:p text:style-name="P38"><draw:frame draw:style-name="fr4" draw:name="objectos gráficos20" text:anchor-type="paragraph" svg:width="7.131cm" svg:height="5.357cm" draw:z-index="10"><draw:image xlink:href="Pictures/2000005800004D2D000039F9C1A8457D.svm" xlink:type="simple" xlink:show="embed" xlink:actuate="onLoad"/></draw:frame></text:p>
          </table:table-cell>
          <table:table-cell table:style-name="Tabela4.B2" office:value-type="string">
            <text:p text:style-name="P38"/>
            <text:p text:style-name="P39"/>
            <text:p text:style-name="P39">Precisão do Classificador : <text:s/>0.5552</text:p>
            <text:p text:style-name="P39">Sensibilidade : <text:s/>0.7114</text:p>
            <text:p text:style-name="P39">Especificidade : 0.8362</text:p>
          </table:table-cell>
        </table:table-row>
        <table:table-row>
          <table:table-cell table:style-name="Tabela4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4.A2" office:value-type="string">
            <text:p text:style-name="P38"><draw:frame draw:style-name="fr4" draw:name="objectos gráficos21" text:anchor-type="paragraph" svg:width="7.131cm" svg:height="5.357cm" draw:z-index="11"><draw:image xlink:href="Pictures/2000005500004D2D000039F9ADF71B9B.svm" xlink:type="simple" xlink:show="embed" xlink:actuate="onLoad"/></draw:frame></text:p>
          </table:table-cell>
          <table:table-cell table:style-name="Tabela4.B2" office:value-type="string">
            <text:p text:style-name="P38"/>
            <text:p text:style-name="P38"/>
            <text:p text:style-name="P39">Precisão do Classificador : 0.4780</text:p>
            <text:p text:style-name="P39">Sensibilidade : <text:s/>0.5021</text:p>
            <text:p text:style-name="P39">Especificidade : 0.6450</text:p>
          </table:table-cell>
        </table:table-row>
        <table:table-row>
          <table:table-cell table:style-name="Tabela4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4.A2" office:value-type="string">
            <text:p text:style-name="P38"><draw:frame draw:style-name="fr4" draw:name="objectos gráficos22" text:anchor-type="paragraph" svg:width="7.131cm" svg:height="5.357cm" draw:z-index="12"><draw:image xlink:href="Pictures/2000006500004D2D000039F965BB167F.svm" xlink:type="simple" xlink:show="embed" xlink:actuate="onLoad"/></draw:frame></text:p>
          </table:table-cell>
          <table:table-cell table:style-name="Tabela4.B2" office:value-type="string">
            <text:p text:style-name="P38"/>
            <text:p text:style-name="P38"/>
            <text:p text:style-name="P39">Precisão do Classificador : 0.5870</text:p>
            <text:p text:style-name="P39">Sensibilidade : <text:s/>0.7591</text:p>
            <text:p text:style-name="P39">Especificidade : 0.8824</text:p>
          </table:table-cell>
        </table:table-row>
        <table:table-row>
          <table:table-cell table:style-name="Tabela4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4.B2" table:number-columns-spanned="2" office:value-type="string">
            <text:p text:style-name="P41">Apesar do aumento do número de camadas o desempenho foi ainda pior. Iremos então aumentar o número de neurónios em cada camada.</text:p>
            <text:p text:style-name="P41"/>
          </table:table-cell>
          <table:covered-table-cell/>
        </table:table-row>
      </table:table>
      <text:p text:style-name="Standard"><text:soft-page-break/><text:span text:style-name="T4">Rede Patternnet</text:span></text:p>
      <text:p text:style-name="P4"><text:span text:style-name="T4"><text:tab/></text:span><text:span text:style-name="T7">2 C</text:span><text:span text:style-name="T6">amada escondida com [15 15] neurónios , função de treino 'traingdx', função de performance 'mse', erro médio quadrático.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6.A2" office:value-type="string">
            <text:p text:style-name="P38"><draw:frame draw:style-name="fr2" draw:name="objectos gráficos26" text:anchor-type="paragraph" svg:width="7.131cm" svg:height="5.357cm" draw:z-index="16"><draw:image xlink:href="Pictures/2000007200004D2D000039F9271E11D8.svm" xlink:type="simple" xlink:show="embed" xlink:actuate="onLoad"/></draw:frame></text:p>
          </table:table-cell>
          <table:table-cell table:style-name="Tabela6.B2" office:value-type="string">
            <text:p text:style-name="P38"/>
            <text:p text:style-name="P39"/>
            <text:p text:style-name="P39">Precisão do Classificador : <text:s/>0.5578</text:p>
            <text:p text:style-name="P39">Sensibilidade : <text:s/>0.7094</text:p>
            <text:p text:style-name="P39">Especificidade : 0.8340</text:p>
          </table:table-cell>
        </table:table-row>
        <table:table-row>
          <table:table-cell table:style-name="Tabela6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6.A2" office:value-type="string">
            <text:p text:style-name="P38"><draw:frame draw:style-name="fr2" draw:name="objectos gráficos27" text:anchor-type="paragraph" svg:width="7.131cm" svg:height="5.357cm" draw:z-index="17"><draw:image xlink:href="Pictures/2000006900004D2D000039F9C7988184.svm" xlink:type="simple" xlink:show="embed" xlink:actuate="onLoad"/></draw:frame></text:p>
          </table:table-cell>
          <table:table-cell table:style-name="Tabela6.B2" office:value-type="string">
            <text:p text:style-name="P38"/>
            <text:p text:style-name="P38"/>
            <text:p text:style-name="P39">Precisão do Classificador : 0.4732</text:p>
            <text:p text:style-name="P39">Sensibilidade : <text:s/>0.6383</text:p>
            <text:p text:style-name="P39">Especificidade : 0.8229</text:p>
          </table:table-cell>
        </table:table-row>
        <table:table-row>
          <table:table-cell table:style-name="Tabela6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6.A2" office:value-type="string">
            <text:p text:style-name="P38"><draw:frame draw:style-name="fr2" draw:name="objectos gráficos28" text:anchor-type="paragraph" svg:width="7.131cm" svg:height="5.357cm" draw:z-index="18"><draw:image xlink:href="Pictures/2000007500004D2D000039F9237F3702.svm" xlink:type="simple" xlink:show="embed" xlink:actuate="onLoad"/></draw:frame></text:p>
          </table:table-cell>
          <table:table-cell table:style-name="Tabela6.B2" office:value-type="string">
            <text:p text:style-name="P38"/>
            <text:p text:style-name="P38"/>
            <text:p text:style-name="P39">Precisão do Classificador : 0.5457</text:p>
            <text:p text:style-name="P39">Sensibilidade : <text:s/>0.9043</text:p>
            <text:p text:style-name="P39">Especificidade : 0.9272</text:p>
          </table:table-cell>
        </table:table-row>
        <table:table-row>
          <table:table-cell table:style-name="Tabela6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6.B2" table:number-columns-spanned="2" office:value-type="string">
            <text:p text:style-name="P41">Verificámos que independentemente da rede utilizada, número de neurónios ou função de treino o desempenho fica à quem das expectativas pelo decidimos optar pelas redes com delay, visque o cérebro pode ser encarado como um sistema dinâmico.</text:p>
          </table:table-cell>
          <table:covered-table-cell/>
        </table:table-row>
      </table:table>
      <text:p text:style-name="Standard"><text:soft-page-break/><text:span text:style-name="T4">Rede Narxnet</text:span></text:p>
      <text:p text:style-name="P4"><text:span text:style-name="T4"><text:tab/></text:span><text:span text:style-name="T7">C</text:span><text:span text:style-name="T6">amada escondida com 10 neurónios , função de treino 'trainlm', função de performance 'mse', erro médio quadrático, inputDelays 1:5 feedbackDelays 1:5.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40">Treino</text:p>
          </table:table-cell>
          <table:covered-table-cell/>
        </table:table-row>
        <table:table-row>
          <table:table-cell table:style-name="Tabela7.A2" office:value-type="string">
            <text:p text:style-name="P38"><draw:frame draw:style-name="fr2" draw:name="objectos gráficos29" text:anchor-type="paragraph" svg:width="7.131cm" svg:height="5.357cm" draw:z-index="19"><draw:image xlink:href="Pictures/2000004900004D2D000039F91D99250A.svm" xlink:type="simple" xlink:show="embed" xlink:actuate="onLoad"/></draw:frame></text:p>
          </table:table-cell>
          <table:table-cell table:style-name="Tabela7.B2" office:value-type="string">
            <text:p text:style-name="P38"/>
            <text:p text:style-name="P39"/>
            <text:p text:style-name="P39">Precisão do Classificador : <text:s/>0.9529</text:p>
            <text:p text:style-name="P39">Sensibilidade : <text:s/>0.4804</text:p>
            <text:p text:style-name="P39">Especificidade : 1</text:p>
          </table:table-cell>
        </table:table-row>
        <table:table-row>
          <table:table-cell table:style-name="Tabela7.B2" table:number-columns-spanned="2" office:value-type="string">
            <text:p text:style-name="P40">Teste</text:p>
          </table:table-cell>
          <table:covered-table-cell/>
        </table:table-row>
        <table:table-row>
          <table:table-cell table:style-name="Tabela7.A2" office:value-type="string">
            <text:p text:style-name="P38"><draw:frame draw:style-name="fr2" draw:name="objectos gráficos30" text:anchor-type="paragraph" svg:width="7.131cm" svg:height="5.357cm" draw:z-index="20"><draw:image xlink:href="Pictures/2000005500004D2D000039F932DF0F2E.svm" xlink:type="simple" xlink:show="embed" xlink:actuate="onLoad"/></draw:frame></text:p>
          </table:table-cell>
          <table:table-cell table:style-name="Tabela7.B2" office:value-type="string">
            <text:p text:style-name="P38"/>
            <text:p text:style-name="P38"/>
            <text:p text:style-name="P39">Precisão do Classificador : 0.9506</text:p>
            <text:p text:style-name="P39">Sensibilidade : <text:s/>0.4430</text:p>
            <text:p text:style-name="P39">Especificidade : 1</text:p>
          </table:table-cell>
        </table:table-row>
        <table:table-row>
          <table:table-cell table:style-name="Tabela7.B2" table:number-columns-spanned="2" office:value-type="string">
            <text:p text:style-name="P40">Validação</text:p>
          </table:table-cell>
          <table:covered-table-cell/>
        </table:table-row>
        <table:table-row>
          <table:table-cell table:style-name="Tabela7.A2" office:value-type="string">
            <text:p text:style-name="P38"><draw:frame draw:style-name="fr2" draw:name="objectos gráficos31" text:anchor-type="paragraph" svg:width="7.131cm" svg:height="5.357cm" draw:z-index="21"><draw:image xlink:href="Pictures/2000004D00004D2D000039F944645C76.svm" xlink:type="simple" xlink:show="embed" xlink:actuate="onLoad"/></draw:frame></text:p>
          </table:table-cell>
          <table:table-cell table:style-name="Tabela7.B2" office:value-type="string">
            <text:p text:style-name="P38"/>
            <text:p text:style-name="P38"/>
            <text:p text:style-name="P39">Precisão do Classificador : 0.9401</text:p>
            <text:p text:style-name="P39">Sensibilidade : <text:s/>0.5432</text:p>
            <text:p text:style-name="P39">Especificidade : 1</text:p>
          </table:table-cell>
        </table:table-row>
        <table:table-row>
          <table:table-cell table:style-name="Tabela7.B2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7.B2" table:number-columns-spanned="2" office:value-type="string">
            <text:p text:style-name="P41"/>
          </table:table-cell>
          <table:covered-table-cell/>
        </table:table-row>
      </table:table>
      <text:p text:style-name="Text_20_body"/>
      <text:list xml:id="list37557274" text:continue-numbering="true" text:style-name="WWNum1">
        <text:list-item>
          <text:h text:style-name="P36" text:outline-level="1">Conclusões</text:h>
        </text:list-item>
      </text:list>
      <text:p text:style-name="Text_20_body"/>
      <text:p text:style-name="P4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414" svg:font-family="font414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PT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PT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mbria" fo:font-size="11pt" style:letter-kerning="true" style:font-name-asian="SimSun" style:font-size-asian="11pt" style:language-asian="ar" style:country-asian="SA" style:font-name-complex="Cambria1" style:font-size-complex="11pt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cm" fo:line-height="100%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name-complex="font414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er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/>
    <style:style style:name="caption" style:family="paragraph" style:paren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Heading_20_10" style:display-name="Heading 10" style:family="paragraph" style:parent-style-name="Header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Heading_20_1_20_Char" style:display-name="Heading 1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1" style:display-name="Header Char1" style:family="text" style:parent-style-name="Default_20_Paragraph_20_Font"/>
    <style:style style:name="Subtitle_20_Char" style:display-name="Subtitl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style style:name="MP2" style:family="paragraph" style:parent-style-name="Footer" style:master-page-name="">
      <style:paragraph-properties style:page-number="auto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4cm" fo:margin-bottom="1.741cm" fo:margin-left="3.175cm" fo:margin-right="3.175cm" style:writing-mode="lr-tb" style:layout-grid-color="#c0c0c0" style:layout-grid-lines="254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699cm" style:dynamic-spacing="true"/>
      </style:footer-style>
    </style:page-layout>
  </office:automatic-styles>
  <office:master-styles>
    <style:master-page style:name="Standard" style:page-layout-name="Mpm1">
      <style:footer>
        <text:p text:style-name="MP1">Página 2/9</text:p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  <style:master-page style:name="Converted3" style:page-layout-name="Mpm5">
      <style:footer>
        <text:p text:style-name="MP2"><text:span text:style-name="page_20_number"><text:tab/><text:tab/>Página </text:span><text:page-number text:select-page="current">3</text:page-number><text:span text:style-name="page_20_number">/9</text:span></text:p>
      </style:footer>
    </style:master-page>
    <style:master-page style:name="Converted4" style:page-layout-name="Mpm2"/>
    <style:master-page style:name="Converted5" style:page-layout-name="Mpm3"/>
    <style:master-page style:name="Converted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</meta:initial-creator>
    <dc:creator>Igor </dc:creator>
    <meta:editing-cycles>8</meta:editing-cycles>
    <meta:print-date>2012-10-31T11:34:00</meta:print-date>
    <meta:creation-date>2012-10-31T11:34:00</meta:creation-date>
    <dc:date>2012-12-04T17:43:11.46</dc:date>
    <meta:editing-duration>PT08H47M45S</meta:editing-duration>
    <meta:generator>OpenOffice.org/3.2$Win32 OpenOffice.org_project/320m18$Build-9502</meta:generator>
    <meta:document-statistic meta:table-count="7" meta:image-count="22" meta:object-count="0" meta:page-count="12" meta:paragraph-count="140" meta:word-count="1030" meta:character-count="6735"/>
    <meta:template xlink:type="simple" xlink:actuate="onRequest" xlink:title="Normal.dotm" xlink:href=""/>
  </office:meta>
</office:document-meta>
</file>